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200000240000001B0E2259356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54cm">
          <draw:image xlink:href="Pictures/2000000200000240000001B0E2259356.eps" xlink:type="simple" xlink:show="embed" xlink:actuate="onLoad">
            <text:p/>
          </draw:image>
          <draw:glue-point draw:id="4" svg:x="-3.35cm" svg:y="-1.966cm"/>
          <draw:glue-point draw:id="5" svg:x="-0.908cm" svg:y="-1.085cm"/>
          <draw:glue-point draw:id="6" svg:x="2.654cm" svg:y="-1.333cm"/>
        </draw:frame>
        <draw:frame draw:style-name="gr2" xml:id="id1" draw:id="id1" draw:layer="layout" svg:width="2.877cm" svg:height="0.911cm" svg:x="0.459cm" svg:y="0.631cm">
          <draw:text-box>
            <text:p>اصل درکار اشارہ</text:p>
          </draw:text-box>
        </draw:frame>
        <draw:connector draw:style-name="gr3" draw:text-style-name="P1" draw:layer="layout" draw:type="curve" svg:x1="3.336cm" svg:y1="1.086cm" svg:x2="4.686cm" svg:y2="1.487cm" draw:start-shape="id1" draw:start-glue-point="1" draw:end-shape="id2" draw:end-glue-point="4" svg:d="m3336 1086c342 0-333 401 1350 401">
          <text:p/>
        </draw:connector>
        <draw:frame draw:style-name="gr2" draw:text-style-name="P2" xml:id="id3" draw:id="id3" draw:layer="layout" svg:width="2.716cm" svg:height="0.911cm" svg:x="9.733cm" svg:y="2.589cm">
          <draw:text-box>
            <text:p text:style-name="P2">رفتار چال کا اثر</text:p>
          </draw:text-box>
        </draw:frame>
        <draw:connector draw:style-name="gr3" draw:text-style-name="P1" draw:layer="layout" draw:type="curve" svg:x1="11.091cm" svg:y1="2.589cm" svg:x2="7.937cm" svg:y2="1.744cm" draw:start-shape="id3" draw:start-glue-point="0" draw:end-shape="id2" draw:end-glue-point="6" svg:d="m11091 2589c0-564-1051-845-3154-8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9T13:34:09</meta:creation-date>
    <meta:editing-duration>PT5M3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11-07T10:50:44</dc:date>
    <dc:creator>kkk </dc:creator>
    <meta:document-statistic meta:object-count="5"/>
    <meta:template xlink:type="simple" xlink:actuate="onRequest" xlink:title="kkkFigures" xlink:href="../../../../.libreoffice/3/user/template/kkkFigures.otg" meta:date="2014-03-29T13:34:07"/>
  </office:meta>
</office:document-meta>
</file>